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6"/>
    <style:style style:name="P2" style:family="paragraph" style:parent-style-name="Preformatted_20_Text" style:list-style-name="L6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margin-left="1.245cm" fo:margin-right="0cm" fo:margin-top="0cm" fo:margin-bottom="0.101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Text_20_body" style:list-style-name="L3">
      <style:paragraph-properties fo:margin-left="1.245cm" fo:margin-right="0cm" fo:margin-top="0cm" fo:margin-bottom="0.101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2.491cm" fo:margin-right="0cm" fo:margin-top="0cm" fo:margin-bottom="0.101cm" fo:text-indent="0cm" style:auto-text-indent="false"/>
      <style:text-properties style:font-name="Consolas" fo:font-size="10pt" style:font-size-asian="10pt" style:font-size-complex="10pt"/>
    </style:style>
    <style:style style:name="P12" style:family="paragraph" style:parent-style-name="Text_20_body" style:list-style-name="L5">
      <style:paragraph-properties fo:margin-top="0cm" fo:margin-bottom="0cm"/>
    </style:style>
    <style:style style:name="T1" style:family="text">
      <style:text-properties fo:color="#c5000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tting up centos on virtualbox</text:h>
      <text:p text:style-name="Text_20_body"/>
      <text:p text:style-name="Text_20_body">Prerequisites – install virtualbox</text:p>
      <text:list xml:id="list4494553956833220205" text:style-name="L1">
        <text:list-item>
          <text:p text:style-name="P3">Download minimal ISO from <text:a xlink:type="simple" xlink:href="https://www.centos.org/download/" text:style-name="Internet_20_link" text:visited-style-name="Visited_20_Internet_20_Link">https://www.centos.org/download/</text:a></text:p>
        </text:list-item>
        <text:list-item>
          <text:p text:style-name="P3">Create new VM on virtualbox – use redhat template – default options and 20GB diskspace are fine</text:p>
        </text:list-item>
        <text:list-item>
          <text:p text:style-name="P3">Start vm and select downloaded centos ISO as boot media – install centos</text:p>
        </text:list-item>
      </text:list>
      <text:list xml:id="list4983723143110186006" text:style-name="L2">
        <text:list-item>
          <text:p text:style-name="P4">Installation destination – just select the harddisk and ensure automatically configure partitioning is selected</text:p>
        </text:list-item>
        <text:list-item>
          <text:p text:style-name="P4">Network and hostname – ensure ethernet is switched on (usually enp0s3)</text:p>
        </text:list-item>
        <text:list-item>
          <text:p text:style-name="P4">set root and user passwords (make user administrator)</text:p>
        </text:list-item>
      </text:list>
      <text:p text:style-name="Text_20_body"/>
      <text:list xml:id="list4079762411455487680" text:style-name="L3">
        <text:list-item>
          <text:p text:style-name="P5">login as user</text:p>
        </text:list-item>
        <text:list-item>
          <text:p text:style-name="P5">run visudo – find the lines where it says</text:p>
          <text:p text:style-name="P5">Allows people in group wheel to run all commands – ensure uncommented. Optional – also uncomment the line below – where it says "Same thing without a password". This will allow sudo command to run without needing a password.</text:p>
        </text:list-item>
        <text:list-item>
          <text:p text:style-name="P5">Shutdown vm and go to settings-&gt;network</text:p>
        </text:list-item>
        <text:list-item>
          <text:p text:style-name="P5">enable adapter 2 and select host-only adapter – expand advanced and take note of mac address – restart vm</text:p>
        </text:list-item>
        <text:list-item>
          <text:p text:style-name="P5">login and run ip addr – note that a second ethernet has been added – usually with name enp0s8</text:p>
        </text:list-item>
        <text:list-item>
          <text:p text:style-name="P5">change directory to /etc/sysconfig/network-scripts</text:p>
        </text:list-item>
        <text:list-item>
          <text:p text:style-name="P5">edit file ifcfg-enp0s8 (if not present then create it)</text:p>
        </text:list-item>
        <text:list-item>
          <text:p text:style-name="P5">add the following to file – this will give you a local static ip which you can ssh to</text:p>
        </text:list-item>
      </text:list>
      <text:p text:style-name="Text_20_body"/>
      <text:p text:style-name="P11">TYPE="Ethernet"</text:p>
      <text:p text:style-name="P11">BOOTPROTO="static"</text:p>
      <text:p text:style-name="P11">DEFROUTE="yes"</text:p>
      <text:p text:style-name="P11">PEERDNS="yes"</text:p>
      <text:p text:style-name="P11">PEERROUTES="yes"</text:p>
      <text:p text:style-name="P11">IPV4_FAILURE_FATAL="no"</text:p>
      <text:p text:style-name="P11">IPV6INIT="yes"</text:p>
      <text:p text:style-name="P11">IPV6_AUTOCONF="yes"</text:p>
      <text:p text:style-name="P11">IPV6_DEFROUTE="yes"</text:p>
      <text:p text:style-name="P11">IPV6_PEERDNS="yes"</text:p>
      <text:p text:style-name="P11">IPV6_PEERROUTES="yes"</text:p>
      <text:p text:style-name="P11">IPV6_FAILURE_FATAL="no"</text:p>
      <text:p text:style-name="P11">NAME="enp0s8"</text:p>
      <text:p text:style-name="P11">UUID="41c14649-c4a9-44f2-ac8b-a152b4eb4832" <text:span text:style-name="T1">&lt;-generate new UUID and replace this</text:span></text:p>
      <text:p text:style-name="P11">DEVICE="enp0s8"</text:p>
      <text:p text:style-name="P11">ONBOOT="yes"</text:p>
      <text:p text:style-name="P11">HWADDR="08:00:27:22:8B:1F" <text:span text:style-name="T1">&lt;-replace with mac address noted from step 7</text:span></text:p>
      <text:p text:style-name="P11">IPADDR="192.168.56.100" <text:span text:style-name="T1">&lt;- replace with whatever ip address you want</text:span></text:p>
      <text:p text:style-name="P11">NETMASK="255.255.255.0" <text:span text:style-name="T1">&lt;- replace with appropriate netmask</text:span></text:p>
      <text:p text:style-name="P11"><text:span text:style-name="T1"/></text:p>
      <text:list xml:id="list37377415" text:continue-numbering="true" text:style-name="L3">
        <text:list-item>
          <text:p text:style-name="P10">run ifdown enp0s8 and then ifup enp0s8 – this will reset the network interface and if all well then you should be able to ssh in</text:p>
        </text:list-item>
        <text:list-item>
          <text:p text:style-name="P10">shutdown the vm and restart in headless mode – this will start the machine up without spawning a terminal window – you can then use the windows linux subsystem terminal (or some other bash shell) to ssh in</text:p>
        </text:list-item>
      </text:list>
      <text:p text:style-name="P9"/>
      <text:h text:style-name="Heading_20_2" text:outline-level="2">Setting the hostname</text:h>
      <text:p text:style-name="Text_20_body"/>
      <text:list xml:id="list217171215557244096" text:style-name="L4">
        <text:list-header>
          <text:p text:style-name="P6">Follow this guide from <text:a xlink:type="simple" xlink:href="https://support.rackspace.com/how-to/centos-hostname-change/" text:style-name="Internet_20_link" text:visited-style-name="Visited_20_Internet_20_Link">https://support.rackspace.com/how-to/centos-hostname-change/</text:a></text:p>
        </text:list-header>
      </text:list>
      <text:p text:style-name="Standard"/>
      <text:section text:style-name="Sect1" text:name="main-content">
        <text:h text:style-name="Heading_20_2" text:outline-level="2">Change a server's hostname in CentOS</text:h>
        <text:list xml:id="list1640651366633191491" text:style-name="L5">
          <text:list-item>
            <text:p text:style-name="P12">Last updated on: 2016-06-08 </text:p>
          </text:list-item>
          <text:list-item>
            <text:p text:style-name="P7">Authored by: Rackspace Support </text:p>
          </text:list-item>
        </text:list>
        <text:p text:style-name="Text_20_body">By default, your server is started with the server’s given name as the hostname. Some software, such as cPanel, requires a valid Fully Qualified Domain Name (FQDN) for the hostname to be used during their licensing verification system. This article describes how to change a server hostname in CentOS.</text:p>
        <text:h text:style-name="Heading_20_3" text:outline-level="3"><text:bookmark text:name="change-a-servers-hostname"/>Change a server’s hostname</text:h>
        <text:list xml:id="list8147002355083418122" text:style-name="L6">
          <text:list-item>
            <text:p text:style-name="P8">Using a text editor, open the server’s <text:span text:style-name="Strong_20_Emphasis">/etc/sysconfig/network</text:span> file.</text:p>
            <text:p text:style-name="P2"><text:span text:style-name="Source_20_Text"><text:s/># sudo nano /etc/sysconfig/network</text:span></text:p>
          </text:list-item>
          <text:list-item>
            <text:p text:style-name="P8">Modify the <text:span text:style-name="Source_20_Text">HOSTNAME=</text:span> value to match your FQDN hostname.</text:p>
            <text:p text:style-name="P2"><text:span text:style-name="Source_20_Text"><text:s/>HOSTNAME=myserver.domain.com</text:span></text:p>
          </text:list-item>
          <text:list-item>
            <text:p text:style-name="P8">For internal networking, change the host that is associated with the main IP address for your server (found at <text:span text:style-name="Strong_20_Emphasis">/etc/hosts</text:span>).</text:p>
            <text:p text:style-name="P1"><text:span text:style-name="Source_20_Text"><text:s/>127.0.0.1 <text:s text:c="5"/>localhost localhost.localdomain</text:span></text:p>
            <text:p text:style-name="P1"/>
            <text:p text:style-name="P1"><text:span text:style-name="Source_20_Text"><text:s/>123.45.67.89 <text:s text:c="2"/>hostname.domain.com <text:s text:c="2"/>hostname </text:span><text:span text:style-name="Source_20_Text"><text:span text:style-name="T1">&lt;-nb this is tab separated</text:span></text:span></text:p>
            <text:p text:style-name="P1"/>
            <text:p text:style-name="P1"><text:span text:style-name="Source_20_Text"><text:s/>~</text:span></text:p>
            <text:p text:style-name="P1"/>
            <text:p text:style-name="P1"><text:span text:style-name="Source_20_Text"><text:s/>~</text:span></text:p>
            <text:p text:style-name="P1"/>
            <text:p text:style-name="P1"><text:span text:style-name="Source_20_Text"><text:s/>~</text:span></text:p>
            <text:p text:style-name="P1"/>
            <text:p text:style-name="P1"><text:span text:style-name="Source_20_Text"><text:s/>~</text:span></text:p>
            <text:p text:style-name="P1"/>
            <text:p text:style-name="P2"><text:span text:style-name="Source_20_Text"><text:s/>-- INSERT -- <text:s text:c="24"/>2,43-57 <text:s text:c="3"/>ALL</text:span></text:p>
          </text:list-item>
          <text:list-item>
            <text:p text:style-name="P8">Run the <text:span text:style-name="Source_20_Text">hostname</text:span> command. This command lets you change the hostname on the server that the command line remembers, but it does not actively update all programs that are running under the old hostname.</text:p>
            <text:p text:style-name="P1"><text:span text:style-name="Source_20_Text"><text:s/>[root@defiant ~]# hostname hostname.domain.com</text:span></text:p>
            <text:p text:style-name="P1"/>
            <text:p text:style-name="P1"><text:span text:style-name="Source_20_Text"><text:s/>[root@defiant ~]# hostname</text:span></text:p>
            <text:p text:style-name="P1"/>
            <text:p text:style-name="P1"><text:span text:style-name="Source_20_Text"><text:s/>hostname.domain.com</text:span></text:p>
            <text:p text:style-name="P1"/>
            <text:p text:style-name="P2"><text:span text:style-name="Source_20_Text"><text:s/>[root@defiant ~]#</text:span></text:p>
          </text:list-item>
          <text:list-item>
            <text:p text:style-name="P8">Restart networking on your server to ensure that changes will persist on restart.</text:p>
            <text:p text:style-name="P2"><text:span text:style-name="Source_20_Text"><text:s/># /etc/init.d/network restart</text:span></text:p>
          </text:list-item>
        </text:list>
      </text:section>
      <text:p text:style-name="Text_20_body"/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59S</meta:editing-duration>
    <meta:editing-cycles>5</meta:editing-cycles>
    <meta:generator>OpenOffice/4.1.2$Win32 OpenOffice.org_project/412m3$Build-9782</meta:generator>
    <dc:date>2016-10-15T17:20:45.65</dc:date>
    <dc:creator>Richard Hannah</dc:creator>
    <meta:document-statistic meta:table-count="0" meta:image-count="0" meta:object-count="0" meta:page-count="1" meta:paragraph-count="64" meta:word-count="535" meta:character-count="3574"/>
    <meta:user-defined meta:name="Info 1"/>
    <meta:user-defined meta:name="Info 2"/>
    <meta:user-defined meta:name="Info 3"/>
    <meta:user-defined meta:name="Info 4"/>
  </office:meta>
</office:document-meta>
</file>